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9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transparent" fo:wrap-option="wrap" fo:border="0.06pt solid #000000"/>
    </style:style>
    <style:style style:name="ce4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5" style:family="table-cell" style:parent-style-name="Default">
      <style:table-cell-properties fo:background-color="transparent" fo:border="0.06pt solid #00008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office:value-type="string" calcext:value-type="string">
            <text:p>Текущий статус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4" office:value-type="string" calcext:value-type="string">
            <text:p>DONE</text:p>
          </table:table-cell>
          <table:table-cell table:style-name="ce4" table:number-columns-repeated="2"/>
          <table:table-cell table:style-name="ce3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Изменить формат выбора даты (ввод цифр в календаре)</text:p>
          </table:table-cell>
          <table:table-cell table:style-name="ce2" office:value-type="string" calcext:value-type="string">
            <text:p>NOT DONE</text:p>
          </table:table-cell>
          <table:table-cell table:style-name="ce5"/>
          <table:table-cell table:style-name="ce2"/>
          <table:table-cell table:style-name="ce2" office:value-type="string" calcext:value-type="string">
            <text:p>Найти плагин?</text:p>
          </table:table-cell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table:style-name="ce2" office:value-type="string" calcext:value-type="string">
            <text:p>NOT DONE</text:p>
          </table:table-cell>
          <table:table-cell table:style-name="ce2"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table:number-columns-repeated="3"/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table:number-columns-repeated="3"/>
          <table:table-cell office:value-type="string" calcext:value-type="string">
            <text:p>Вопрос к Даниле: где брать? Приоритет — высокий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.00.0000</text:date>, <text:time style:data-style-name="N2" text:time-value="13:14:50.35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1DT8M32S</meta:editing-duration>
    <meta:editing-cycles>2</meta:editing-cycles>
    <meta:generator>LibreOffice/5.0.2.2$Windows_x86 LibreOffice_project/37b43f919e4de5eeaca9b9755ed688758a8251fe</meta:generator>
    <dc:date>2016-10-05T14:10:47.008000000</dc:date>
    <meta:document-statistic meta:table-count="1" meta:cell-count="25" meta:object-count="0"/>
  </office:meta>
</office:document-meta>
</file>